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3e3" officeooo:paragraph-rsid="001b33e3"/>
    </style:style>
    <style:style style:name="P2" style:family="paragraph" style:parent-style-name="Standard">
      <style:text-properties officeooo:rsid="001c2c7d" officeooo:paragraph-rsid="001c2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om Tkinter import *</text:p>
      <text:p text:style-name="P2">import sys </text:p>
      <text:p text:style-name="P2">import tkFont</text:p>
      <text:p text:style-name="P2">import RPi.GPIO as GPIO</text:p>
      <text:p text:style-name="P2">from decimal import *</text:p>
      <text:p text:style-name="P2">import time</text:p>
      <text:p text:style-name="P2">import threading</text:p>
      <text:p text:style-name="P2">from threading import Thread <text:s/></text:p>
      <text:p text:style-name="P2"><text:s/>#Import time library</text:p>
      <text:p text:style-name="P2">GPIO.setmode(GPIO.BCM) <text:s text:c="20"/>#Set GPIO pin numbering </text:p>
      <text:p text:style-name="P2">TRIG = 23 <text:s text:c="33"/>#Associate pin 23 to TRIG</text:p>
      <text:p text:style-name="P2">ECHO = 24 <text:s text:c="33"/>#Associate pin 24 to ECHO</text:p>
      <text:p text:style-name="P2">TRIG2 = 23 <text:s text:c="33"/>#Associate pin 23 to TRIG</text:p>
      <text:p text:style-name="P2">ECHO2 = 24 </text:p>
      <text:p text:style-name="P2">vertir=25</text:p>
      <text:p text:style-name="P2">mezclar=26</text:p>
      <text:p text:style-name="P2"/>
      <text:p text:style-name="P2">GPIO.setup(TRIG,GPIO.OUT) <text:s text:c="17"/>#Set pin as GPIO out</text:p>
      <text:p text:style-name="P2">GPIO.setup(ECHO,GPIO.IN) <text:s text:c="18"/>#Set pin as GPIO in</text:p>
      <text:p text:style-name="P2">GPIO.setup(vertir,GPIO.OUT)</text:p>
      <text:p text:style-name="P2">GPIO.setup(mezclar,GPIO.OUT)</text:p>
      <text:p text:style-name="P2"/>
      <text:p text:style-name="P2">win= Tk ()</text:p>
      <text:p text:style-name="P2">frame= Frame(win)</text:p>
      <text:p text:style-name="P2">frame.pack</text:p>
      <text:p text:style-name="P2">bottomframe= Frame (win)</text:p>
      <text:p text:style-name="P2">bottomframe.pack(side= BOTTOM)</text:p>
      <text:p text:style-name="P2">CA= IntVar()</text:p>
      <text:p text:style-name="P2">titulo = tkFont.Font(family = 'Helvetica', size = 28, weight='bold' )</text:p>
      <text:p text:style-name="P2">titulo1 = tkFont.Font(family = 'Helvetica', size = 28)</text:p>
      <text:p text:style-name="P2">texto = tkFont.Font(family = 'Helvetica', size = 26)</text:p>
      <text:p text:style-name="P2"/>
      <text:p text:style-name="P2">win.title("LOVEGA CONSULTORES")</text:p>
      <text:p text:style-name="P2">win.geometry('1050x500')</text:p>
      <text:p text:style-name="P2">def ok(): <text:s text:c="2"/>#DEFINICION DE BOTON OK</text:p>
      <text:p text:style-name="P2"><text:s text:c="7"/>print ("okk")</text:p>
      <text:p text:style-name="P2"><text:s text:c="7"/>okButton["text"] = "Datos Almacenados "</text:p>
      <text:p text:style-name="P2"><text:s text:c="7"/>NCA= CA.get() #Guardar valor Cantidad Aditivo</text:p>
      <text:p text:style-name="P2"><text:s text:c="7"/>NCo= Co.get() #Guardar Valor Cantidad Concentracion</text:p>
      <text:p text:style-name="P2"><text:s text:c="7"/>Vb= (int(NCA)/ (Decimal(NCo)+1)) #operacion para hallar VBase</text:p>
      <text:p text:style-name="P2"><text:s text:c="7"/>Vb= round( Vb, 3) #redondear a 3 decimales Vbase</text:p>
      <text:p text:style-name="P2"><text:s text:c="7"/>print "Volumen Base " , Vb</text:p>
      <text:p text:style-name="P2"><text:s text:c="7"/>global Vb</text:p>
      <text:p text:style-name="P2"><text:s text:c="7"/>Va= int(NCA)*Vb <text:s/>#Hallar VaditivoConcentrado</text:p>
      <text:p text:style-name="P2"><text:s text:c="7"/>print "Volumen Aditivo" ,Va</text:p>
      <text:p text:style-name="P2"><text:s text:c="7"/>global Va #Revisar mk o litros _____________</text:p>
      <text:p text:style-name="P2"/>
      <text:p text:style-name="P2"><text:s text:c="8"/>#CALCULO DE ALTURA DE ALTURA DE NIVEL</text:p>
      <text:p text:style-name="P2"><text:s text:c="8"/></text:p>
      <text:p text:style-name="P2"><text:s text:c="8"/>#TANQUE BASE</text:p>
      <text:p text:style-name="P2"><text:soft-page-break/><text:s text:c="7"/>dtb=69.7 #diametro tanque base 69.7cm</text:p>
      <text:p text:style-name="P2"><text:s text:c="7"/>rtb=dtb/2 #radio</text:p>
      <text:p text:style-name="P2"><text:s text:c="7"/>hb= Vb/(3.15*rtb*rtb) #altura que alcanzara base</text:p>
      <text:p text:style-name="P2"><text:s text:c="7"/>hs1= 70 <text:s/>#Medicion h S1 (cm) en T=0____________________</text:p>
      <text:p text:style-name="P2"><text:s text:c="7"/>hd1= hs1+hb #altura del nivel Base</text:p>
      <text:p text:style-name="P2"><text:s text:c="7"/>print hd1</text:p>
      <text:p text:style-name="P2"><text:s text:c="7"/>global hd1</text:p>
      <text:p text:style-name="P2"><text:s text:c="7"/>#TANQUE ADITIVO</text:p>
      <text:p text:style-name="P2"><text:s text:c="7"/>dta=4 #diametro Tanque aditivo__________________</text:p>
      <text:p text:style-name="P2"><text:s text:c="7"/>rta= dta/2 #diametro tanque aditivo ___________</text:p>
      <text:p text:style-name="P2"><text:s text:c="7"/>ha= Va/(3.15*rta*rta) #altura que alcanzara aditivo</text:p>
      <text:p text:style-name="P2"><text:s text:c="7"/>hs2= 20 #medicion h S2 (cm) en T=0 ______________</text:p>
      <text:p text:style-name="P2"><text:s text:c="7"/>hd2= hs2+ha</text:p>
      <text:p text:style-name="P2"><text:s text:c="7"/>print hd2</text:p>
      <text:p text:style-name="P2"><text:s text:c="7"/>global hd2</text:p>
      <text:p text:style-name="P2"><text:s text:c="7"/>LB["text"] = Vb</text:p>
      <text:p text:style-name="P2"><text:s text:c="7"/>MA["text"] = Va</text:p>
      <text:p text:style-name="P2"/>
      <text:p text:style-name="P2">def proceso1():</text:p>
      <text:p text:style-name="P2"><text:s text:c="4"/>while True:</text:p>
      <text:p text:style-name="P2"><text:s text:c="8"/>GPIO.output(TRIG, False) <text:s text:c="16"/>#Set TRIG as LOW</text:p>
      <text:p text:style-name="P2"><text:s text:c="8"/>print "Waitng For Sensor To Settle"</text:p>
      <text:p text:style-name="P2"><text:s text:c="8"/>time.sleep(0.5) <text:s text:c="27"/>#Delay of 2 second</text:p>
      <text:p text:style-name="P2"><text:s text:c="8"/>GPIO.output(TRIG, True) <text:s text:c="17"/>#Set TRIG as HIGH</text:p>
      <text:p text:style-name="P2"><text:s text:c="8"/>time.sleep(0.00001) <text:s text:c="21"/>#Delay of 0.00001 seconds</text:p>
      <text:p text:style-name="P2"><text:s text:c="8"/>GPIO.output(TRIG, False)</text:p>
      <text:p text:style-name="P2"/>
      <text:p text:style-name="P2"><text:s text:c="8"/>while GPIO.input(ECHO)==0:</text:p>
      <text:p text:style-name="P2"><text:s text:c="15"/>pulse_start = time.time()</text:p>
      <text:p text:style-name="P2"><text:s text:c="8"/>while GPIO.input(ECHO)==1:</text:p>
      <text:p text:style-name="P2"><text:s text:c="16"/>pulse_end = time.time() <text:s text:c="15"/>#Saves the last known time of HIGH pulse</text:p>
      <text:p text:style-name="P2"><text:s text:c="16"/>pulse_duration = pulse_end - pulse_start #Get pulse duration to a variabl</text:p>
      <text:p text:style-name="P2"><text:s text:c="16"/>distance = pulse_duration * 17150 <text:s text:c="7"/>#Multiply pulse duration by 17150 to get distance</text:p>
      <text:p text:style-name="P2"><text:s text:c="16"/>distance = round(distance, 2) <text:s text:c="11"/>#Round to two decimal points</text:p>
      <text:p text:style-name="P2"><text:s text:c="16"/>print "Distance:",distance - 0.5,"cm" <text:s/>#Print distance with 0.5 cm calibration</text:p>
      <text:p text:style-name="P2"><text:s text:c="8"/>if Distance==hd1:</text:p>
      <text:p text:style-name="P2"><text:s text:c="11"/>print "error"</text:p>
      <text:p text:style-name="P2"><text:s text:c="8"/>else:</text:p>
      <text:p text:style-name="P2"><text:s text:c="11"/>print "fooook"</text:p>
      <text:p text:style-name="P2"><text:s text:c="11"/>break</text:p>
      <text:p text:style-name="P2">def proceso2(): <text:s text:c="4"/></text:p>
      <text:p text:style-name="P2"><text:s text:c="4"/>while True:</text:p>
      <text:p text:style-name="P2"><text:s text:c="8"/>GPIO.output(TRIG2, False) <text:s text:c="16"/>#Set TRIG as LOW</text:p>
      <text:p text:style-name="P2"><text:s text:c="8"/>print "Waitng For Sensor To Settle"</text:p>
      <text:p text:style-name="P2"><text:s text:c="8"/>time.sleep(0.5) <text:s text:c="27"/>#Delay of 2 second</text:p>
      <text:p text:style-name="P2"><text:s text:c="8"/>GPIO.output(TRIG2, True) <text:s text:c="17"/>#Set TRIG as HIGH</text:p>
      <text:p text:style-name="P2"><text:s text:c="8"/>time.sleep(0.00001) <text:s text:c="21"/>#Delay of 0.00001 seconds</text:p>
      <text:p text:style-name="P2"><text:s text:c="8"/>GPIO.output(TRIG2, False)</text:p>
      <text:p text:style-name="P2"/>
      <text:p text:style-name="P2"><text:s text:c="8"/>while GPIO.input(ECHO2)==0:</text:p>
      <text:p text:style-name="P2"><text:soft-page-break/><text:s text:c="15"/>pulse_start2 = time.time()</text:p>
      <text:p text:style-name="P2"><text:s text:c="8"/>while GPIO.input(ECH2O)==1:</text:p>
      <text:p text:style-name="P2"><text:s text:c="16"/>pulse_end2 = time.time() <text:s text:c="15"/>#Saves the last known time of HIGH pulse</text:p>
      <text:p text:style-name="P2"><text:s text:c="16"/>pulse_duration2 = pulse_end2 - pulse_start2 #Get pulse duration to a variabl</text:p>
      <text:p text:style-name="P2"><text:s text:c="16"/>distance2 = pulse_duration2 * 17150 <text:s text:c="7"/>#Multiply pulse duration by 17150 to get distance</text:p>
      <text:p text:style-name="P2"><text:s text:c="16"/>distance2 = round(distance2, 2) <text:s text:c="11"/>#Round to two decimal points</text:p>
      <text:p text:style-name="P2"><text:s text:c="16"/>print "Distance2:",distance2 - 0.5,"cm" <text:s/>#Print distance with 0.5 cm calibration</text:p>
      <text:p text:style-name="P2"><text:s text:c="8"/>if Distance2==hd1:</text:p>
      <text:p text:style-name="P2"><text:s text:c="11"/>print "error"</text:p>
      <text:p text:style-name="P2"><text:s text:c="8"/>else:</text:p>
      <text:p text:style-name="P2"><text:s text:c="11"/>print "fooook"</text:p>
      <text:p text:style-name="P2"><text:s text:c="11"/>break</text:p>
      <text:p text:style-name="P2"><text:s text:c="7"/></text:p>
      <text:p text:style-name="P2">def aceptar():</text:p>
      <text:p text:style-name="P2"><text:s text:c="7"/>if __name__=='__main__':</text:p>
      <text:p text:style-name="P2"><text:s text:c="14"/>Thread(target = proceso1).start()</text:p>
      <text:p text:style-name="P2"><text:s text:c="14"/>Thread(target = proceso2).start()</text:p>
      <text:p text:style-name="P2"><text:s text:c="10"/></text:p>
      <text:p text:style-name="P2">def vertir ():</text:p>
      <text:p text:style-name="P2"><text:s text:c="7"/>GPIO.output(vertir, True)</text:p>
      <text:p text:style-name="P2">def mezclar ():</text:p>
      <text:p text:style-name="P2"><text:s text:c="7"/>GPIO.output(mezclar, True)</text:p>
      <text:p text:style-name="P2">def detener ():</text:p>
      <text:p text:style-name="P2"><text:s text:c="7"/>GPIO.cleanup()</text:p>
      <text:p text:style-name="P2"><text:s text:c="7"/></text:p>
      <text:p text:style-name="P2"><text:s text:c="7"/></text:p>
      <text:p text:style-name="P2"/>
      <text:p text:style-name="P2">TI=Label (win, text= "MEZCLA DE ADITIVO", font=titulo)</text:p>
      <text:p text:style-name="P2">TI.pack()</text:p>
      <text:p text:style-name="P2">TCA= Label(win, text= "Cantidad Aditivo (LTS )",font= titulo1, borderwidth=4)</text:p>
      <text:p text:style-name="P2">TCA.pack()</text:p>
      <text:p text:style-name="P2">CA= Entry(win,textvariable=CA,font= texto, borderwidth=1 )</text:p>
      <text:p text:style-name="P2">CA.pack()</text:p>
      <text:p text:style-name="P2">TCo= Label(win, text= "Concentracion (Vaditivo/VBase)",font= titulo1,borderwidth=1 )</text:p>
      <text:p text:style-name="P2">TCo.pack()</text:p>
      <text:p text:style-name="P2">Co= Entry(win,font= texto, borderwidth=1 )</text:p>
      <text:p text:style-name="P2">Co.pack()</text:p>
      <text:p text:style-name="P2">okButton= Button(win, text= "Guardar ",font= texto, borderwidth=5, relief= RAISED,command = ok )</text:p>
      <text:p text:style-name="P2">okButton.pack()</text:p>
      <text:p text:style-name="P2"/>
      <text:p text:style-name="P2">TLB= Label(win, text= "Litros Base",font= titulo1,borderwidth=1 )</text:p>
      <text:p text:style-name="P2">TLB.pack()</text:p>
      <text:p text:style-name="P2">LB = Label(win,font=texto,borderwidth=1 )</text:p>
      <text:p text:style-name="P2">LB.pack()</text:p>
      <text:p text:style-name="P2">TMA= Label(win, text= "Mililitros Aditivo",font= titulo1,borderwidth=1 )</text:p>
      <text:p text:style-name="P2">TMA.pack()</text:p>
      <text:p text:style-name="P2">MA = Label(win,font=texto,borderwidth=1 )</text:p>
      <text:p text:style-name="P2">MA.pack()</text:p>
      <text:p text:style-name="P2"><text:soft-page-break/></text:p>
      <text:p text:style-name="P2">#botones</text:p>
      <text:p text:style-name="P2">aceptar=Button(win, text= "Aceptar ", font= texto,relief= RAISED,command = aceptar, height=4 , width= 8 )</text:p>
      <text:p text:style-name="P2">aceptar.pack(side=LEFT)</text:p>
      <text:p text:style-name="P2">vertir= Button(win, text= "Vertir Aditivo ", font= texto, relief= RAISED,command = vertir,height=4 , width= 10)</text:p>
      <text:p text:style-name="P2">vertir.pack(side=LEFT)</text:p>
      <text:p text:style-name="P2">mez= Button(win, text= "Mezclar ", font= texto,relief= RAISED,command = mezclar,height=4 , width= 8 )</text:p>
      <text:p text:style-name="P2">mez.pack(side=LEFT)</text:p>
      <text:p text:style-name="P2">stop= Button(win, text= "Detener ", font= texto,relief= RAISED, borderwidth=5 ,command = detener )</text:p>
      <text:p text:style-name="P2">stop.pack(side=RIGHT)</text:p>
      <text:p text:style-name="P2"/>
      <text:p text:style-name="P2">mainloop(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31:40.390278330</meta:creation-date>
    <dc:date>2016-09-13T16:08:09.982931768</dc:date>
    <meta:editing-duration>PT1H4M38S</meta:editing-duration>
    <meta:editing-cycles>3</meta:editing-cycles>
    <meta:generator>LibreOffice/4.3.3.2$Linux_ARM_EABI LibreOffice_project/430m0$Build-2</meta:generator>
    <meta:document-statistic meta:table-count="0" meta:image-count="0" meta:object-count="0" meta:page-count="4" meta:paragraph-count="149" meta:word-count="629" meta:character-count="5860" meta:non-whitespace-character-count="4245"/>
  </office:meta>
</office:document-meta>
</file>